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ural Networks Assign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mbers - </text:p>
              </text:list-item>
              <text:list-item>
                <text:p>Koushik Modugu 2014A7PS014H</text:p>
              </text:list-item>
              <text:list-item>
                <text:p>Rahul Ladda 2014A7PS078H</text:p>
              </text:list-item>
              <text:list-item>
                <text:p>Sagar Suman 2014A7PS856H</text:p>
              </text:list-item>
              <text:list-item>
                <text:p>Prasanth Yadla 2013B5A7561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ace Recognition<text:tab/></text:p>
          </draw:text-box>
        </draw:frame>
        <draw:frame presentation:style-name="pr5" draw:layer="layout" svg:width="25.199cm" svg:height="12.179cm" svg:x="1.4cm" svg:y="5.114cm" presentation:class="outline" presentation:user-transformed="true">
          <draw:text-box>
            <text:list text:style-name="L2">
              <text:list-header>
                <text:p><text:s/></text:p>
                <text:list>
                  <text:list-item>
                    <text:p>3 layers.</text:p>
                  </text:list-item>
                  <text:list-item>
                    <text:p>Input layer has 960 units each corresponding to a pixel(with pixel values normalized), and a bias unit.</text:p>
                  </text:list-item>
                  <text:list-item>
                    <text:p>Hidden layer has 20 units and a bias unit.</text:p>
                  </text:list-item>
                  <text:list-item>
                    <text:p>Output layer has 20 units each corresponding to a person.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time used as seed to generate initial random weights <text:s/>-</text:p>
              </text:list-item>
              <text:list-item>
                <text:p><text:s/>Accuracy of 88% is attained.</text:p>
              </text:list-item>
              <text:list-item>
                <text:p>But with fixed seed value 83% accuracy on test data and 96% on training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nGlasses Recogniser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960 input units along with bias unit.</text:p>
              </text:list-item>
              <text:list-item>
                <text:p>20 hidden units along with bias unit.</text:p>
              </text:list-item>
              <text:list-item>
                <text:p>1 output unit to predict whether the person is sporting sunglasses or not.</text:p>
              </text:list-item>
              <text:list-item>
                <text:p>Accuracy of 83% on test data is generated. 97% accuracy on training dat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ose Recognise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960 input units along with bias unit.</text:p>
              </text:list-item>
              <text:list-item>
                <text:p>6 hidden units along with bias unit.</text:p>
              </text:list-item>
              <text:list-item>
                <text:p>4 output unit to predict the pose of person.</text:p>
              </text:list-item>
              <text:list-item>
                <text:p>Accuracy of 91% was generated on test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7:01:35.826939694</meta:creation-date>
    <dc:date>2016-11-23T18:13:07.464692332</dc:date>
    <meta:editing-duration>PT29M4S</meta:editing-duration>
    <meta:editing-cycles>6</meta:editing-cycles>
    <meta:generator>LibreOffice/5.1.4.2$Linux_X86_64 LibreOffice_project/10m0$Build-2</meta:generator>
    <meta:document-statistic meta:object-count="45"/>
  </office:meta>
</office:document-meta>
</file>